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37"/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a6"/>
      <style:text-properties fo:color="#ff0000"/>
    </style:style>
    <style:style style:name="ce6" style:family="table-cell" style:parent-style-name="Default">
      <style:table-cell-properties fo:background-color="#ffffa6"/>
      <style:text-properties fo:color="#3faf46"/>
    </style:style>
    <style:style style:name="ce7" style:family="table-cell" style:parent-style-name="Default">
      <style:table-cell-properties fo:background-color="#ffffa6"/>
    </style:style>
    <style:style style:name="ce1" style:family="table-cell" style:parent-style-name="Default">
      <style:table-cell-properties fo:background-color="#069a2e"/>
    </style:style>
    <style:style style:name="ce14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a933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ontinuou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M + OU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2 level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ce_continuous_50t_BMOU_5fossil_2ace_ord_00a</text:p>
          </table:table-cell>
          <table:table-cell table:number-columns-repeated="2"/>
          <table:table-cell office:value-type="string" calcext:value-type="string">
            <text:p>Cale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table:style-name="ce4"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0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1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2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3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4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5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6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7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8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1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2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3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4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5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6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7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8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099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iscrete_50t_7904947.out</text:p>
          </table:table-cell>
          <table:table-cell office:value-type="string" calcext:value-type="string">
            <text:p>/mnt/parscratch/users/bip24cns/acedisparity/discrete/out/ord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4947_100</text:p>
          </table:table-cell>
          <table:table-cell/>
          <table:table-cell table:style-name="ce2" office:value-type="time" office:time-value="PT00H02M56S" calcext:value-type="time">
            <text:p>00:02:5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0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1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2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3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4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5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6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7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8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0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1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2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3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4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5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6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7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8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099</text:p>
          </table:table-cell>
          <table:table-cell table:number-columns-repeated="3"/>
        </table:table-row>
        <table:table-row table:style-name="ro1">
          <table:table-cell office:value-type="date" office:date-value="2025-09-11" calcext:value-type="date">
            <text:p>11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isp_discrete_50t_7905416.out</text:p>
          </table:table-cell>
          <table:table-cell office:value-type="string" calcext:value-type="string">
            <text:p>/mnt/parscratch/users/bip24cns/acedisparity/discrete/out/raw</text:p>
          </table:table-cell>
          <table:table-cell office:value-type="string" calcext:value-type="string">
            <text:p>../acedisparity/Data/cluster/discrete/raw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5416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0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1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2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3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4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5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6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7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8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0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1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2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3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4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5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6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7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8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099</text:p>
          </table:table-cell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caled_disp_discrete_50t_7908227.out</text:p>
          </table:table-cell>
          <table:table-cell office:value-type="string" calcext:value-type="string">
            <text:p>/mnt/parscratch/users/bip24cns/acedisparity/discrete/out/rescaled</text:p>
          </table:table-cell>
          <table:table-cell office:value-type="string" calcext:value-type="string">
            <text:p>../acedisparity/Data/cluster/discrete/rescaled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08227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 office:value-type="string" calcext:value-type="string">
            <text:p>../acedisparity/Data/cluster/discrete/rmaxes</text:p>
          </table:table-cell>
          <table:table-cell office:value-type="string" calcext:value-type="string">
            <text:p>Stanage</text:p>
          </table:table-cell>
          <table:table-cell office:value-type="string" calcext:value-type="string">
            <text:p>7929071_00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0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1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2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3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4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5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6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7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8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0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1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2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3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4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5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6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7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8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099</text:p>
          </table:table-cell>
          <table:table-cell table:number-columns-repeated="3"/>
        </table:table-row>
        <table:table-row table:style-name="ro1">
          <table:table-cell office:value-type="date" office:date-value="2025-09-16" calcext:value-type="date">
            <text:p>1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rmaxes_disp_discrete_50t_7929071.out</text:p>
          </table:table-cell>
          <table:table-cell office:value-type="string" calcext:value-type="string">
            <text:p>/mnt/parscratch/users/bip24cns/acedisparity/discrete/out/rmaxes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7929071_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A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ce14"/>
          <table:table-cell office:value-type="string" calcext:value-type="string">
            <text:p>TEST</text:p>
          </table:table-cell>
          <table:table-cell office:value-type="string" calcext:value-type="string">
            <text:p>error due to NA values in sample post ord → neighbours disparity metric failing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ce16"/>
          <table:table-cell office:value-type="string" calcext:value-type="string">
            <text:p>TEST</text:p>
          </table:table-cell>
          <table:table-cell office:value-type="string" calcext:value-type="string">
            <text:p>Fixed by tryCatching neighbours post ord sample</text:p>
          </table:table-cell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0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1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2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3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4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5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6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7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8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0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1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2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3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4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5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6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7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8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099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date" office:date-value="2025-09-27" calcext:value-type="date">
            <text:p>27/09/25</text:p>
          </table:table-cell>
          <table:table-cell/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/mnt/parscratch/users/bip24cns/acedisparity/randomExtinction/50t</text:p>
          </table:table-cell>
          <table:table-cell table:number-columns-repeated="2"/>
          <table:table-cell office:value-type="string" calcext:value-type="string">
            <text:p>8092287_100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1</text:p>
          </table:table-cell>
          <table:table-cell table:style-name="ce14"/>
          <table:table-cell office:value-type="string" calcext:value-type="string">
            <text:p>TEST</text:p>
          </table:table-cell>
          <table:table-cell office:value-type="string" calcext:value-type="string">
            <text:p>Failed because tryCatch was not returning value</text:p>
          </table:table-cell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2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3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4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000_005</text:p>
          </table:table-cell>
          <table:table-cell table:style-name="ce14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1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2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3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4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8" calcext:value-type="date">
            <text:p>28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+M+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98780_005</text:p>
          </table:table-cell>
          <table:table-cell table:style-name="ce16"/>
          <table:table-cell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5:58:14.877501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09-28T19:30:19.143576359</dc:date>
    <meta:editing-duration>P1DT5H36M7S</meta:editing-duration>
    <meta:editing-cycles>15</meta:editing-cycles>
    <meta:generator>LibreOffice/24.2.7.2$Linux_X86_64 LibreOffice_project/420$Build-2</meta:generator>
    <meta:document-statistic meta:table-count="1" meta:cell-count="9460" meta:object-count="0"/>
  </office:meta>
</office:document-meta>
</file>